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triangles</text:p>
          </table:table-cell>
          <table:table-cell office:value-type="string" calcext:value-type="string">
            <text:p>Anzahl</text:p>
          </table:table-cell>
        </table:table-row>
        <table:table-row table:style-name="ro1">
          <table:table-cell office:value-type="string" calcext:value-type="string">
            <text:p>Fackel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feil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Bumerang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all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ltür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Steine xD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Kristall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chnur mit Enterhaken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Holzbalken xD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äulen</text:p>
          </table:table-cell>
          <table:table-cell table:style-name="ce1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Kurbel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Zielscheibe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Gesicht m. Öffnung Pfeil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chatzkiste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chlüssel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2:.C21])" office:value-type="float" office:value="5674" calcext:value-type="float">
            <text:p>56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.00.0000</text:date>, <text:time style:data-style-name="N2" text:time-value="10:43:16.06479424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5-30T11:20:59.907903352</dc:date>
    <meta:editing-duration>PT1H15M54S</meta:editing-duration>
    <meta:editing-cycles>11</meta:editing-cycles>
    <meta:generator>LibreOffice/5.1.6.2$Linux_X86_64 LibreOffice_project/10m0$Build-2</meta:generator>
    <meta:document-statistic meta:table-count="1" meta:cell-count="37" meta:object-count="0"/>
  </office:meta>
</office:document-meta>
</file>